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 style:data-style-name="N81"/>
    <style:style style:name="ce3" style:family="table-cell" style:parent-style-name="Default">
      <style:table-cell-properties style:text-align-source="fix" style:repeat-content="false"/>
      <style:paragraph-properties fo:text-align="start" fo:margin-left="1.058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LV6700 Window Comparator Calculatio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_IT+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w Threshold</text:p>
          </table:table-cell>
          <table:table-cell table:style-name="ce1" office:value-type="float" office:value="4.05" calcext:value-type="float">
            <text:p>4.0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h Threshold</text:p>
          </table:table-cell>
          <table:table-cell table:style-name="ce1" office:value-type="float" office:value="4.7" calcext:value-type="float">
            <text:p>4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der Current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uA</text:p>
          </table:table-cell>
          <table:table-cell/>
          <table:table-cell table:formula="of:=[.B7]/1000/1000" office:value-type="float" office:value="0.00001" calcext:value-type="float">
            <text:p>0.000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ulated Resistor Valu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 Total</text:p>
          </table:table-cell>
          <table:table-cell table:style-name="ce2" table:formula="of:=[.B6]/[.E7]" office:value-type="float" office:value="470000" calcext:value-type="float">
            <text:p>4.70E+05</text:p>
          </table:table-cell>
          <table:table-cell office:value-type="string" calcext:value-type="string">
            <text:p>Ohms</text:p>
          </table:table-cell>
          <table:table-cell/>
          <table:table-cell table:formula="of:=[.B10]/1000" office:value-type="float" office:value="470" calcext:value-type="float">
            <text:p>470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formula="of:=[.B3]/[.E7]" office:value-type="float" office:value="40000" calcext:value-type="float">
            <text:p>40000</text:p>
          </table:table-cell>
          <table:table-cell office:value-type="string" calcext:value-type="string">
            <text:p>Ohms</text:p>
          </table:table-cell>
          <table:table-cell/>
          <table:table-cell table:formula="of:=[.B11]/1000" office:value-type="float" office:value="40" calcext:value-type="float">
            <text:p>40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formula="of:=([.B10]/[.B5] * [.B3])-[.B11]" office:value-type="float" office:value="6419.75308641975" calcext:value-type="float">
            <text:p>6419.75308641975</text:p>
          </table:table-cell>
          <table:table-cell office:value-type="string" calcext:value-type="string">
            <text:p>Ohms</text:p>
          </table:table-cell>
          <table:table-cell/>
          <table:table-cell table:formula="of:=[.B12]/1000" office:value-type="float" office:value="6.41975308641975" calcext:value-type="float">
            <text:p>6.41975308641975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formula="of:=[.B10]-([.B11]+[.B12])" office:value-type="float" office:value="423580.24691358" calcext:value-type="float">
            <text:p>423580.24691358</text:p>
          </table:table-cell>
          <table:table-cell office:value-type="string" calcext:value-type="string">
            <text:p>Ohms</text:p>
          </table:table-cell>
          <table:table-cell/>
          <table:table-cell table:formula="of:=[.B13]/1000" office:value-type="float" office:value="423.58024691358" calcext:value-type="float">
            <text:p>423.58024691358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ctual Resistor Valu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table:formula="of:=[.E17]*1000" office:value-type="float" office:value="39000" calcext:value-type="float">
            <text:p>39000</text:p>
          </table:table-cell>
          <table:table-cell office:value-type="string" calcext:value-type="string">
            <text:p>Ohms</text:p>
          </table:table-cell>
          <table:table-cell/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formula="of:=[.E18]*1000" office:value-type="float" office:value="15000" calcext:value-type="float">
            <text:p>15000</text:p>
          </table:table-cell>
          <table:table-cell office:value-type="string" calcext:value-type="string">
            <text:p>Ohms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formula="of:=[.E19]*1000" office:value-type="float" office:value="390000" calcext:value-type="float">
            <text:p>390000</text:p>
          </table:table-cell>
          <table:table-cell office:value-type="string" calcext:value-type="string">
            <text:p>Ohms</text:p>
          </table:table-cell>
          <table:table-cell/>
          <table:table-cell table:style-name="ce1" office:value-type="float" office:value="390" calcext:value-type="float">
            <text:p>390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/>
          <table:table-cell table:formula="of:=[.E17]+[.E18]+[.E19]"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Actual low threshold</text:p>
          </table:table-cell>
          <table:table-cell table:style-name="ce3" table:formula="of:=(([.B17]+[.B18]+[.B19])/([.B18]+[.B17]))*[.B3]" office:value-type="float" office:value="3.28888888888889" calcext:value-type="float">
            <text:p>3.28888888888889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ual high threshold</text:p>
          </table:table-cell>
          <table:table-cell table:formula="of:=(([.B17]+[.B18]+[.B19])/[.B17])*[.B3]" office:value-type="float" office:value="4.55384615384615" calcext:value-type="float">
            <text:p>4.5538461538461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23:50:16.383620251</meta:creation-date>
    <dc:date>2023-08-17T00:33:06.745402359</dc:date>
    <meta:editing-duration>PT42M50S</meta:editing-duration>
    <meta:editing-cycles>2</meta:editing-cycles>
    <meta:generator>LibreOffice/7.5.5.2$Linux_X86_64 LibreOffice_project/50$Build-2</meta:generator>
    <meta:document-statistic meta:table-count="1" meta:cell-count="59" meta:object-count="0"/>
  </office:meta>
</office:document-meta>
</file>